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 svg:font-family="'Lohit Hindi'"/>
    <style:font-face style:name="ArialMT" svg:font-family="ArialMT"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size-asian="12pt"/>
    </style:style>
    <style:style style:name="P2" style:family="paragraph" style:parent-style-name="Standard">
      <style:text-properties officeooo:paragraph-rsid="00171c89" style:font-size-asian="12pt"/>
    </style:style>
    <style:style style:name="P3" style:family="paragraph" style:parent-style-name="Standard">
      <style:text-properties fo:font-style="italic" style:font-size-asian="12pt" style:font-style-asian="italic" style:font-style-complex="italic"/>
    </style:style>
    <style:style style:name="P4" style:family="paragraph" style:parent-style-name="Standard">
      <style:text-properties fo:color="#1a1a1a" fo:font-size="13pt" fo:font-style="italic" style:font-size-asian="13pt" style:font-style-asian="italic" style:font-size-complex="13pt" style:font-style-complex="italic"/>
    </style:style>
    <style:style style:name="P5" style:family="paragraph" style:parent-style-name="Standard" style:master-page-name="Standard">
      <style:paragraph-properties style:page-number="auto">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rsid="00095da4" officeooo:paragraph-rsid="00171c89" style:font-size-asian="12pt"/>
    </style:style>
    <style:style style:name="P6"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rsid="00095da4" officeooo:paragraph-rsid="00171c89" style:font-size-asian="12pt"/>
    </style:style>
    <style:style style:name="P7" style:family="paragraph" style:parent-style-name="Standard">
      <style:text-properties officeooo:rsid="00095da4" officeooo:paragraph-rsid="00171c89" style:font-size-asian="12pt"/>
    </style:style>
    <style:style style:name="T1" style:family="text">
      <style:text-properties style:font-size-asian="12pt"/>
    </style:style>
    <style:style style:name="T2" style:family="text">
      <style:text-properties fo:color="#0000f1" style:text-underline-style="solid" style:text-underline-width="auto" style:text-underline-color="#0000f1" style:font-size-asian="12pt"/>
    </style:style>
    <style:style style:name="T3" style:family="text">
      <style:text-properties fo:font-style="italic" style:font-size-asian="12pt" style:font-style-asian="italic" style:font-style-complex="italic"/>
    </style:style>
    <style:style style:name="T4" style:family="text">
      <style:text-properties fo:font-style="italic" officeooo:rsid="0019a755" style:font-size-asian="12pt" style:font-style-asian="italic" style:font-style-complex="italic"/>
    </style:style>
    <style:style style:name="T5" style:family="text">
      <style:text-properties fo:font-style="italic" officeooo:rsid="001b94c9" style:font-size-asian="12pt" style:font-style-asian="italic" style:font-style-complex="italic"/>
    </style:style>
    <style:style style:name="T6" style:family="text">
      <style:text-properties fo:color="#1a1a1a" fo:font-size="13pt" style:font-size-asian="13pt" style:font-size-complex="13pt"/>
    </style:style>
    <style:style style:name="T7" style:family="text">
      <style:text-properties fo:color="#1a1a1a" fo:font-size="13pt" fo:font-style="italic" style:font-size-asian="13pt" style:font-style-asian="italic" style:font-size-complex="13pt" style:font-style-complex="italic"/>
    </style:style>
    <style:style style:name="T8" style:family="text">
      <style:text-properties fo:color="#1a1a1a" fo:font-size="13pt" fo:font-style="italic" officeooo:rsid="001343c2" style:font-size-asian="13pt" style:font-style-asian="italic" style:font-size-complex="13pt" style:font-style-complex="italic"/>
    </style:style>
    <style:style style:name="T9" style:family="text">
      <style:text-properties officeooo:rsid="0015ddce"/>
    </style:style>
    <style:style style:name="T10" style:family="text">
      <style:text-properties officeooo:rsid="0017f8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ar editor, included below is the decision letter with detailed author replies. <text:s/>We have marked all changes to the original manuscript <text:span text:style-name="T10">in the track-changes version </text:span>with vertical bars in the right margin.</text:p>
      <text:p text:style-name="P6"/>
      <text:p text:style-name="P6">Sincerely,</text:p>
      <text:p text:style-name="P6"/>
      <text:p text:style-name="P6">Hugo Cornelis.</text:p>
      <text:p text:style-name="P7"/>
      <text:p text:style-name="P2">PONE-D-11-06506</text:p>
      <text:p text:style-name="P1">Python as a Federation Tool for GENESIS 3.0</text:p>
      <text:p text:style-name="P1">PLoS ONE</text:p>
      <text:p text:style-name="P1"/>
      <text:p text:style-name="P1">Dear Dr. Cornelis,</text:p>
      <text:p text:style-name="P1"/>
      <text:p text:style-name="P1">Thank you very much for submitting your manuscript for review to PLoS</text:p>
      <text:p text:style-name="P1">ONE. After careful consideration, we have concluded that your</text:p>
      <text:p text:style-name="P1">manuscript has the potential to be published although some aspects of</text:p>
      <text:p text:style-name="P1">the manuscript will need to be changed prior to formal acceptance. We</text:p>
      <text:p text:style-name="P1">therefore ask that you revise your manuscript paying close attention</text:p>
      <text:p text:style-name="P1">to the specific points detailed below:</text:p>
      <text:p text:style-name="P1"/>
      <text:p text:style-name="P1">Some of the preliminary comments by Reviewer #3 (who did not review</text:p>
      <text:p text:style-name="P1">the first paper in this pair) may be covered in your other manuscript.</text:p>
      <text:p text:style-name="P1">Please respond to these comments and indicate where you have made</text:p>
      <text:p text:style-name="P1">changes and where you defer the reader to the preceding paper. Please</text:p>
      <text:p text:style-name="P1">consider including additional figures to satisfy some of Rev#3's</text:p>
      <text:p text:style-name="P1">comments.</text:p>
      <text:p text:style-name="P1"/>
      <text:p text:style-name="P1">We encourage you to submit your revision within sixty days of the date</text:p>
      <text:p text:style-name="P1">of this decision but you are welcome to take more time if you require</text:p>
      <text:p text:style-name="P1">it.</text:p>
      <text:p text:style-name="P1"/>
      <text:p text:style-name="P1">Please attend closely to our "Guidelines for Authors" and "Submission</text:p>
      <text:p text:style-name="P1">Checklist" when revising your manuscript. Your rebuttal letter should</text:p>
      <text:p text:style-name="P1">be uploaded as a Response to Reviewers file.</text:p>
      <text:p text:style-name="P1"/>
      <text:p text:style-name="P1">Please also provide a marked-up copy of the changes made from the</text:p>
      <text:p text:style-name="P1">previous article file as a Manuscript with Tracked Changes file. This</text:p>
      <text:p text:style-name="P1">can be done using 'track changes' in programs such as MS Word and/or</text:p>
      <text:p text:style-name="P1">highlighting any changes in the new document.</text:p>
      <text:p text:style-name="P1"/>
      <text:p text:style-name="Standard"><text:span text:style-name="T1">When your files are ready, please log on to </text:span><text:a xlink:type="simple" xlink:href="http://pone.edmgr.com/"><text:span text:style-name="T2">http://pone.edmgr.com/</text:span></text:a><text:span text:style-name="T1"> and</text:span></text:p>
      <text:p text:style-name="P1">submit as a revision following the menu link called Submission Needing</text:p>
      <text:p text:style-name="P1">Revision. Please do not submit a revised manuscript as a new</text:p>
      <text:p text:style-name="P1">submission.</text:p>
      <text:p text:style-name="P1"/>
      <text:p text:style-name="P1">Yours sincerely,</text:p>
      <text:p text:style-name="P1">Kelvin E Jones, Ph.D.</text:p>
      <text:p text:style-name="P1">Academic Editor</text:p>
      <text:p text:style-name="P1"><text:soft-page-break/>PLoS ONE</text:p>
      <text:p text:style-name="P1"/>
      <text:p text:style-name="P1">Reviewers' comments:</text:p>
      <text:p text:style-name="P1"/>
      <text:p text:style-name="P1">[NOTE: If reviewer comments were submitted as an attachment file, they</text:p>
      <text:p text:style-name="P1">will only be accessible via the submission site. Please log into your</text:p>
      <text:p text:style-name="P1">account, locate the manuscript record, and check for the action link</text:p>
      <text:p text:style-name="P1">"View Attachments". If this link does not appear, there are no</text:p>
      <text:p text:style-name="P1">attachment files to be viewed.]</text:p>
      <text:p text:style-name="P1"/>
      <text:p text:style-name="P1">Reviewer #1: p.8 In the examples both the concept of a 'segment' as</text:p>
      <text:p text:style-name="P1">well as a 'compartment' is used in the example scripts. Maybe it would</text:p>
      <text:p text:style-name="P1">be useful to elaborate a bit in the text about what these terms</text:p>
      <text:p text:style-name="P1">exactly mean because it's always confusing between the contexts of</text:p>
      <text:p text:style-name="P1">different simulators.</text:p>
      <text:p text:style-name="P1"/>
      <text:p text:style-name="Standard"><text:span text:style-name="T3">Author response. </text:span><text:span text:style-name="T6">We have added a footnote, "'Segment' is a high level term employed to describe different parts of the biological model of a dendritic morphology. The equivalent low level (computational) term is 'compartment'. It refers to the numerical representation of a segment."</text:span></text:p>
      <text:p text:style-name="P1"/>
      <text:p text:style-name="P1">p.8 l. 21-? The exact values between the left and right column differ,</text:p>
      <text:p text:style-name="P1">it would look cleaner if they would be exactly the same.</text:p>
      <text:p text:style-name="P1"/>
      <text:p text:style-name="Standard"><text:span text:style-name="T3">Author response. </text:span><text:span text:style-name="T7">We have replaced the values in left column with the correct values. The values originate from the soma compartment of a model Purkinje cell.</text:span></text:p>
      <text:p text:style-name="P1"/>
      <text:p text:style-name="P1">p.9 l. 18 'Neurospaces' appears out of the blue, without any</text:p>
      <text:p text:style-name="P1">introduction. I think a small description of Neurospacse in the</text:p>
      <text:p text:style-name="P1">Introduction would be useful.</text:p>
      <text:p text:style-name="P1"/>
      <text:p text:style-name="P3">Author response. We have added the following sentence to the Introduction (p. 3, para. 2), "This reconfiguration is based on the {\it Neurospaces Project} (http://neurospaces.sourceforge.net/) which was initiated in 1998 as a development center for software components for computational neuroscience simulators. It embodies many software components that all have been developed in full isolation."</text:p>
      <text:p text:style-name="P1"/>
      <text:p text:style-name="P1">As a general remark: it would be better for the reader to move the</text:p>
      <text:p text:style-name="P1">Method's section in between Introduction and Results, because now many</text:p>
      <text:p text:style-name="P1">elements in the Results section are not properly introduced. (Or at</text:p>
      <text:p text:style-name="P1">least Figure G3arch.eps could be moved more to the front)</text:p>
      <text:p text:style-name="P1"/>
      <text:p text:style-name="P3">Author response. As suggested by the reviewer, we have moved the Methods section to follow the Introduction (prior to the Results section).</text:p>
      <text:p text:style-name="P1"/>
      <text:p text:style-name="P1">p.11 l.21 Again, 'Studio' is not introduced</text:p>
      <text:p text:style-name="P1"><text:soft-page-break/></text:p>
      <text:p text:style-name="P3">Author response. This problem has been resolved by moving the Methods section.</text:p>
      <text:p text:style-name="P1"/>
      <text:p text:style-name="P1">p.11 l.34 I would remove this sentence</text:p>
      <text:p text:style-name="P1"/>
      <text:p text:style-name="P3">Author response. The authors presume that the reviewer is referring to the first sentence in the section Integration of Pre-existing Applications and Libraries. However, as this commences at line 17 p. 11 (now p. 17), there is insufficient information to respond to the reviewer's comment.</text:p>
      <text:p text:style-name="P1"/>
      <text:p text:style-name="P1">p.12 l.40-48 This paragraph describes in a lot of detail the first</text:p>
      <text:p text:style-name="P1">lines of code in the example script, but then the description stops. I</text:p>
      <text:p text:style-name="P1">wonder if the first sentence wouldn't t be enough.</text:p>
      <text:p text:style-name="P1"/>
      <text:p text:style-name="P3">Author response. As recommended, the remainder of the paragraph following the first sentence has been removed (now located at p. 18).</text:p>
      <text:p text:style-name="P1"/>
      <text:p text:style-name="P1">p.13-14 It seem that different coding styles are used for the variable</text:p>
      <text:p text:style-name="P1">names in the different scripts, one uniform style would make things</text:p>
      <text:p text:style-name="P1">clearer, for example consistent use of camelCase, etc.</text:p>
      <text:p text:style-name="P1"/>
      <text:p text:style-name="Standard"><text:span text:style-name="T3">Author response. </text:span><text:span text:style-name="T7">We have camelCased variable and method names in all Python scripts and adopted the convention that custom method names are ucasefirst. Python builtin method names, such as 'append' to an array, are lcasefirst.  Also, for clarity, we have given the variables that have a direct relationship with the underlying G-3 software architecture the prefix 'my_'.  We did not change the casing of perl method names.  Perl method names commonly use the underscore convention.</text:span></text:p>
      <text:p text:style-name="P1"/>
      <text:p text:style-name="P1">p.16 l.16 I don't see where this 'read' and 'run' methods are defined</text:p>
      <text:p text:style-name="P1"/>
      <text:p text:style-name="P3">Author response. The read (Python) and run (G-Shell) methods are large multifunction methods that are built-in and therefore outside the scope of this manuscript in terms of code presentation. It is for this reason that we just refer to them in passing.</text:p>
      <text:p text:style-name="P3"/>
      <text:p text:style-name="P1">p.17 l.46 put reference to Neuron and Nest</text:p>
      <text:p text:style-name="P1"/>
      <text:p text:style-name="P3">Author response. As requested by the referee, URL and citations inserted (now p. 23).</text:p>
      <text:p text:style-name="P1"/>
      <text:p text:style-name="P1">p.20 l.13 "ref to BOG" ?</text:p>
      <text:p text:style-name="P1"/>
      <text:p text:style-name="P3">Author response. As requested citation to BOG inserted (now p. 4).</text:p>
      <text:p text:style-name="P1"/>
      <text:p text:style-name="P1">p.20 l.36 Is VB a scripting language ? Maybe rather a high level language.</text:p>
      <text:p text:style-name="P1"/>
      <text:p text:style-name="Standard"><text:soft-page-break/><text:span text:style-name="T3">Author response. </text:span><text:span text:style-name="T7">We agree with the reviewer that VB (and C#) are difficult to classify.  We have removed VB from the list.</text:span><text:span text:style-name="T3"> (now p. 4).</text:span></text:p>
      <text:p text:style-name="P1"/>
      <text:p text:style-name="P1">p.20 l.30 I'm not sure that this paragraph is actually describing</text:p>
      <text:p text:style-name="P1">features of "Scripting languages", rather of "High level languages"</text:p>
      <text:p text:style-name="P1"/>
      <text:p text:style-name="Standard"><text:span text:style-name="T3">Author response. </text:span><text:span text:style-name="T7">The distinction between high-level and low-level languages can be considered contemporary. Historically, the C programming language was considered to be a high-level language.  We have tried to avoid these contemporary meanings by distinguishing between system programming languages and scripting languages.</text:span><text:span text:style-name="T3">(now p. 4-5?).</text:span></text:p>
      <text:p text:style-name="P1"/>
      <text:p text:style-name="P1">p.21 l.44 and p.22 l. 23: If this refers to the 'Tiobe index', this is</text:p>
      <text:p text:style-name="P1">wrong, this index is based on the number of websites referring to this</text:p>
      <text:p text:style-name="P1">different programming languages, not the total amount of code that was</text:p>
      <text:p text:style-name="P1">written using these languages.</text:p>
      <text:p text:style-name="P1"/>
      <text:p text:style-name="P3">Author response. Added the phrase "based on the number of web sites that refer to Python (now p. 5) and equivalently "based on the number of web sites that refer to Perl (now p. 6).</text:p>
      <text:p text:style-name="P1"/>
      <text:p text:style-name="P1">p.21 l.53 Is this using also the Tiobe index ? Maybe also a reference</text:p>
      <text:p text:style-name="P1"/>
      <text:p text:style-name="P3">Author response. Reference to Tiobe data base inserted (now p. 6)</text:p>
      <text:p text:style-name="P1"/>
      <text:p text:style-name="P1">p.21 l.38 A reference should be made to the versions of python that</text:p>
      <text:p text:style-name="P1">are supported v2 &lt;-&gt; v3</text:p>
      <text:p text:style-name="P1"/>
      <text:p text:style-name="Standard"><text:span text:style-name="T3">Author response. </text:span><text:span text:style-name="T7">G-3 currently supports only Python v2.</text:span><text:span text:style-name="T3">(now p. 6).</text:span></text:p>
      <text:p text:style-name="P1"/>
      <text:p text:style-name="P1">p.22 l.16 Reference to CPAN ?</text:p>
      <text:p text:style-name="P1"/>
      <text:p text:style-name="P3">Author response. Hyperlink reference inserted into text.</text:p>
      <text:p text:style-name="P1"/>
      <text:p text:style-name="P1">Table 1: Maybe mention the 'units', I guess this is 'lines of code' ?</text:p>
      <text:p text:style-name="P1">How were these number calculated ? I downloaded the ModelContainer and</text:p>
      <text:p text:style-name="P1">Heccer packages from the Genesis3 website, and I didn't get these</text:p>
      <text:p text:style-name="P1">large numbers.</text:p>
      <text:p text:style-name="P1">Commands like</text:p>
      <text:p text:style-name="P1">find . -name "*.c" -type f -print | xargs file | grep ASCII | cut -d:</text:p>
      <text:p text:style-name="P1">-f 1 | xargs cat -v | wc -l</text:p>
      <text:p text:style-name="P1">for the different file types, gave me numbers in the range of hundred</text:p>
      <text:p text:style-name="P1">thousands, not millions. But maybe it's for a different version ?</text:p>
      <text:p text:style-name="P1"/>
      <text:p text:style-name="Standard"><text:span text:style-name="T3">Author response. </text:span><text:span text:style-name="T7">The G-3 developer package has a script 'neurospaces_countcode' that </text:span><text:span text:style-name="T8">semi-automatically </text:span><text:span text:style-name="T7">gather</text:span><text:span text:style-name="T8">s</text:span><text:span text:style-name="T7"> statistics </text:span><text:soft-page-break/><text:span text:style-name="T7">of the code under version control and code that is generated.  The caption of Table 1 has been corrected for this.</text:span></text:p>
      <text:p text:style-name="P1"/>
      <text:p text:style-name="P1">Spelling:</text:p>
      <text:p text:style-name="P1">p.2 l.47: "behavor"</text:p>
      <text:p text:style-name="P1"/>
      <text:p text:style-name="P3">Author response. Corrected spelling.</text:p>
      <text:p text:style-name="P1"/>
      <text:p text:style-name="P1">p.17 l.37,41 half of 'neuro'Construct  is in an italic font</text:p>
      <text:p text:style-name="P1"/>
      <text:p text:style-name="P3">Author response. We cite the name as given at http://www.neuroconstruct.org/.</text:p>
      <text:p text:style-name="P1"/>
      <text:p text:style-name="P1">p.19 l.7 : "development"</text:p>
      <text:p text:style-name="P1"/>
      <text:p text:style-name="P3">Author response. Corrected spelling (now p. 25).</text:p>
      <text:p text:style-name="P1"/>
      <text:p text:style-name="P1">p.19 l.15 :  wrong reference format</text:p>
      <text:p text:style-name="P1"/>
      <text:p text:style-name="P3">Author response. There is insufficient information to find this reference (now p. 25).</text:p>
      <text:p text:style-name="P1"/>
      <text:p text:style-name="P1">p.21 l.19 "programing"</text:p>
      <text:p text:style-name="P1"/>
      <text:p text:style-name="P3">Author response. Programing is a valid american spelling: http://www.dailywritingtips.com/get-with-the-programme/. Also confirmed by spell checker set to American English. We leave it to the editor's discretion.</text:p>
      <text:p text:style-name="P1"/>
      <text:p text:style-name="P1">p.9 l. 8 Python 'module' example</text:p>
      <text:p text:style-name="P1"/>
      <text:p text:style-name="P3">Author response. We are unsure of what the reviewer is referring to here.</text:p>
      <text:p text:style-name="P1"/>
      <text:p text:style-name="P1">p.23 l. 3: "Table ??"</text:p>
      <text:p text:style-name="P1"/>
      <text:p text:style-name="P3">Author response. This was due to not running LaTeX twice on source file to incorporate internal references.</text:p>
      <text:p text:style-name="P1"/>
      <text:p text:style-name="P1">p.31 l. 5 "programing"</text:p>
      <text:p text:style-name="P1"/>
      <text:p text:style-name="P3">Author response. Se author response above.</text:p>
      <text:p text:style-name="P3"/>
      <text:p text:style-name="P4">We have corrected a mistake referencing the Neurospaces project instead of the model-container (p. 15).</text:p>
      <text:p text:style-name="P1"/>
      <text:p text:style-name="P1"/>
      <text:p text:style-name="P1">Reviewer #3: This manuscript introduces the new architecture for the</text:p>
      <text:p text:style-name="P1">GENESIS simulator, which is based on the Computational Biology</text:p>
      <text:p text:style-name="P1">Initiative federation architecture. This is designed to be a</text:p>
      <text:p text:style-name="P1"><text:soft-page-break/>component-based system in which a scripting language is used to access</text:p>
      <text:p text:style-name="P1">features of available components, building simulations, GUIs etc.</text:p>
      <text:p text:style-name="P1">GENESIS has been a major open-source simulation package for</text:p>
      <text:p text:style-name="P1">computational neuroscience for over 20 years. Consequently it is</text:p>
      <text:p text:style-name="P1">valuable to advertise this major change to its structure in the</text:p>
      <text:p text:style-name="P1">open-access literature.</text:p>
      <text:p text:style-name="P1">As it stands, the manuscript is somewhat hard work on the reader,</text:p>
      <text:p text:style-name="P1">particularly on anyone unfamiliar with GENESIS and compartmental</text:p>
      <text:p text:style-name="P1">modelling of neurons. However, some straight-forward changes could</text:p>
      <text:p text:style-name="P1">make it much more accessible to a wide audience of readers interested</text:p>
      <text:p text:style-name="P1">in computer simulation in computational biology.  The difficulty lies</text:p>
      <text:p text:style-name="P1">in that much introductory material has been placed in the "Materials</text:p>
      <text:p text:style-name="P1">and Methods" section. The reader needs much more information about the</text:p>
      <text:p text:style-name="P1">new G-3 architecture before being able to make sense of the examples</text:p>
      <text:p text:style-name="P1">in the "Results" section. I would like to see the background info on</text:p>
      <text:p text:style-name="P1">GENESIS 1 &amp; 2, the details of the component modules of G-3 and the</text:p>
      <text:p text:style-name="P1">outline of the CBI architecture all moved to the introduction</text:p>
      <text:p text:style-name="P1">(including Figure 4). New text could be required too to give the</text:p>
      <text:p text:style-name="P1">reader a solid grasp of what each of the components of G-3 is for and</text:p>
      <text:p text:style-name="P1">what features are therefore made available to be bound together via a</text:p>
      <text:p text:style-name="P1">scripting language.</text:p>
      <text:p text:style-name="P1"/>
      <text:p text:style-name="P3">Author response. As suggested by reviewer 1, we have moved the Methods section to follow the Introduction. We believe this resolves the reviewer's concern. Further, we have requested the Editor ensures the reference the companion manuscript (A Federated Design for a Neurobiological Simulation Engine: The CBI federated software architecture) is appropriately completed (now p. 3). This manuscript describes the structural and functional relationships of the CBI architecture in detail. There is an overview</text:p>
      <text:p text:style-name="P1"/>
      <text:p text:style-name="P1">The first Python example needs more commentary on what each line of</text:p>
      <text:p text:style-name="P1">script is doing. The scheduling of objects is particularly opaque</text:p>
      <text:p text:style-name="P1">without any further explanation.</text:p>
      <text:p text:style-name="P1"/>
      <text:p text:style-name="Standard"><text:span text:style-name="T3">Author response. </text:span><text:span text:style-name="T4">We have improved the comments to this script. <text:s/></text:span><text:span text:style-name="T5">The comments organize the script and distinguish the different sections.</text:span></text:p>
      <text:p text:style-name="P1"/>
      <text:p text:style-name="P1">It would be nice to see a screenshot of the GUI example using the</text:p>
      <text:p text:style-name="P1">Python wxWidgets library.</text:p>
      <text:p text:style-name="P1"/>
      <text:p text:style-name="P3">Author response. <text:span text:style-name="T9">We have added screenshot of the GUI produced by the given wxWidgets Python code.</text:span></text:p>
      <text:p text:style-name="P1"/>
      <text:p text:style-name="P1">A couple of times it is mentioned that examples are given in both</text:p>
      <text:p text:style-name="P1">Python and Perl, but only Python examples are actually provided (and</text:p>
      <text:p text:style-name="P1">they are all that are necessary here). So delete references to Perl,</text:p>
      <text:p text:style-name="P1">beyond simply saying that Perl is available as an alternative.</text:p>
      <text:p text:style-name="P1"><text:soft-page-break/></text:p>
      <text:p text:style-name="P3">Author response. We have removed references to Perl examples as requested by the Reviewer (pp. 8, 25).</text:p>
      <text:p text:style-name="P1"/>
      <text:p text:style-name="P1">Pg 20 first paragraph: missing reference: "(ref to BOG)"</text:p>
      <text:p text:style-name="P1"/>
      <text:p text:style-name="P3">Author response. Reference is now inclu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 svg:font-family="'Lohit Hindi'"/>
    <style:font-face style:name="ArialMT" svg:font-family="ArialMT"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MT" fo:font-size="12pt" fo:language="en" fo:country="US" style:font-name-asian="ArialMT" style:font-size-asian="10.5pt" style:language-asian="zh" style:country-asian="CN" style:font-name-complex="ArialM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38in" fo:page-height="11.6945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1-10-25T19:33:22</dc:date>
    <dc:creator>Hugo Cornelis</dc:creator>
    <meta:editing-duration>PT01H14M38S</meta:editing-duration>
    <meta:editing-cycles>8</meta:editing-cycles>
    <meta:document-statistic meta:table-count="0" meta:image-count="0" meta:object-count="0" meta:page-count="7" meta:paragraph-count="163" meta:word-count="1969" meta:character-count="12116"/>
  </office:meta>
</office:document-meta>
</file>